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ListManager.xml" manifest:media-type="text/xml"/>
  <manifest:file-entry manifest:full-path="Basic/Standard/Globals.xml" manifest:media-type="text/xml"/>
  <manifest:file-entry manifest:full-path="Basic/Standard/PiecesManager.xml" manifest:media-type="text/xml"/>
  <manifest:file-entry manifest:full-path="Basic/Standard/PathManager.xml" manifest:media-type="text/xml"/>
  <manifest:file-entry manifest:full-path="Basic/Standard/CellsManager.xml" manifest:media-type="text/xml"/>
  <manifest:file-entry manifest:full-path="Basic/Standard/ButtonsManager.xml" manifest:media-type="text/xml"/>
  <manifest:file-entry manifest:full-path="Basic/Standard/FileManager.xml" manifest:media-type="text/xml"/>
  <manifest:file-entry manifest:full-path="Basic/Standard/ExecuteAction.xml" manifest:media-type="text/xml"/>
  <manifest:file-entry manifest:full-path="Basic/Standard/Messages.xml" manifest:media-type="text/xml"/>
  <manifest:file-entry manifest:full-path="Basic/Standard/KilnManager.xml" manifest:media-type="text/xml"/>
  <manifest:file-entry manifest:full-path="Basic/Standard/SolverManager.xml" manifest:media-type="text/xml"/>
  <manifest:file-entry manifest:full-path="Basic/Standard/Verifications.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952cm"/>
    </style:style>
    <style:style style:name="co2" style:family="table-column">
      <style:table-column-properties fo:break-before="auto" style:column-width="3.785cm"/>
    </style:style>
    <style:style style:name="co3" style:family="table-column">
      <style:table-column-properties fo:break-before="auto" style:column-width="2.258cm"/>
    </style:style>
    <style:style style:name="co4" style:family="table-column">
      <style:table-column-properties fo:break-before="auto" style:column-width="4.156cm"/>
    </style:style>
    <style:style style:name="co5" style:family="table-column">
      <style:table-column-properties fo:break-before="auto" style:column-width="3.066cm"/>
    </style:style>
    <style:style style:name="co6" style:family="table-column">
      <style:table-column-properties fo:break-before="auto" style:column-width="2.635cm"/>
    </style:style>
    <style:style style:name="co7" style:family="table-column">
      <style:table-column-properties fo:break-before="auto" style:column-width="0.679cm"/>
    </style:style>
    <style:style style:name="co8" style:family="table-column">
      <style:table-column-properties fo:break-before="auto" style:column-width="10.229cm"/>
    </style:style>
    <style:style style:name="co9" style:family="table-column">
      <style:table-column-properties fo:break-before="auto" style:column-width="9.514cm"/>
    </style:style>
    <style:style style:name="ro1" style:family="table-row">
      <style:table-row-properties style:row-height="0.612cm" fo:break-before="auto" style:use-optimal-row-height="true"/>
    </style:style>
    <style:style style:name="ro2"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ackground-color="#59faf5" style:cell-protect="protected" style:print-content="true" style:text-align-source="fix" style:repeat-content="false" fo:border="0.74pt solid #cbced2"/>
      <style:paragraph-properties fo:text-align="center" fo:margin-left="0cm"/>
      <style:text-properties fo:font-size="12pt" fo:font-weight="bold" style:font-weight-asian="bold" style:font-weight-complex="bold"/>
    </style:style>
    <style:style style:name="ce6" style:family="table-cell" style:parent-style-name="Default">
      <style:table-cell-properties fo:background-color="#ffffff" style:cell-protect="none" style:print-content="true" style:text-align-source="fix" style:repeat-content="false" fo:wrap-option="wrap" fo:border="0.54pt solid #000000" style:vertical-align="top"/>
      <style:paragraph-properties fo:text-align="start"/>
      <style:text-properties fo:color="#000000" style:font-name="Liberation Sans" fo:font-size="12pt"/>
    </style:style>
    <style:style style:name="ce5" style:family="table-cell" style:parent-style-name="Default">
      <style:table-cell-properties fo:background-color="#ffffff" style:cell-protect="none" style:print-content="true" style:text-align-source="fix" style:repeat-content="false" fo:wrap-option="wrap" fo:border="0.74pt solid #cbced2" style:vertical-align="top"/>
      <style:paragraph-properties fo:text-align="start" fo:margin-left="0cm"/>
      <style:text-properties fo:color="#000000" style:font-name="Liberation Sans" fo:font-size="12pt"/>
    </style:style>
    <style:style style:name="ce11" style:family="table-cell" style:parent-style-name="Default">
      <style:table-cell-properties fo:border-bottom="0.54pt solid #000000" fo:background-color="#ffffff" style:cell-protect="none" style:print-content="true" style:text-align-source="fix" style:repeat-content="false" fo:wrap-option="wrap" fo:border-left="0.74pt solid #cbced2" fo:border-right="0.74pt solid #cbced2" fo:border-top="0.74pt solid #cbced2" style:vertical-align="top"/>
      <style:paragraph-properties fo:text-align="start" fo:margin-left="0cm"/>
      <style:text-properties fo:color="#000000" style:font-name="Liberation Sans" fo:font-size="12pt"/>
    </style:style>
    <style:style style:name="ce10" style:family="table-cell" style:parent-style-name="Default">
      <style:table-cell-properties fo:background-color="#59faf5" style:cell-protect="protected" style:print-content="true" style:text-align-source="fix" style:repeat-content="false" fo:border="0.74pt solid #cbced2" style:vertical-align="top"/>
      <style:paragraph-properties fo:text-align="center" fo:margin-left="0cm"/>
    </style:style>
    <style:style style:name="ce9" style:family="table-cell" style:parent-style-name="Default">
      <style:table-cell-properties fo:background-color="#000000" style:cell-protect="protected" style:print-content="true" style:text-align-source="fix" style:repeat-content="false" fo:border="0.74pt solid #cbced2"/>
      <style:paragraph-properties fo:text-align="start" fo:margin-left="0cm"/>
    </style:style>
    <style:style style:name="ce17" style:family="table-cell" style:parent-style-name="Default">
      <style:table-cell-properties fo:background-color="#59faf5" style:cell-protect="protected" style:print-content="true" style:text-align-source="fix" style:repeat-content="false" fo:border="0.74pt solid #cbced2" style:vertical-align="top"/>
      <style:paragraph-properties fo:text-align="center" fo:margin-left="0cm"/>
      <style:text-properties fo:font-size="14pt" fo:font-weight="bold" style:font-weight-asian="bold" style:font-weight-complex="bold"/>
    </style:style>
    <style:style style:name="ce15" style:family="table-cell" style:parent-style-name="Default">
      <style:table-cell-properties style:cell-protect="protected" style:print-content="true" style:text-align-source="fix" style:repeat-content="false" fo:border="0.74pt solid #cbced2"/>
      <style:paragraph-properties fo:text-align="start" fo:margin-left="0cm"/>
    </style:style>
    <style:style style:name="ce24" style:family="table-cell" style:parent-style-name="Default">
      <style:table-cell-properties fo:background-color="#59faf5" style:cell-protect="protected" style:print-content="true" style:text-align-source="fix" style:repeat-content="false" fo:border="0.74pt solid #cbced2" style:vertical-align="middle"/>
      <style:paragraph-properties fo:text-align="center" fo:margin-left="0cm"/>
      <style:text-properties fo:font-size="13pt" fo:font-weight="bold" style:font-weight-asian="bold" style:font-weight-complex="bold"/>
    </style:style>
    <style:style style:name="ce26" style:family="table-cell" style:parent-style-name="Default">
      <style:table-cell-properties style:vertical-align="middle"/>
      <style:text-properties fo:font-size="13pt"/>
    </style:style>
    <style:style style:name="ce28" style:family="table-cell" style:parent-style-name="Default">
      <style:table-cell-properties fo:background-color="#a5fffa" style:cell-protect="protected" style:print-content="true" style:text-align-source="fix" style:repeat-content="false" fo:border="0.74pt solid #cbced2" style:vertical-align="middle"/>
      <style:paragraph-properties fo:text-align="start" fo:margin-left="0cm"/>
      <style:text-properties fo:font-size="12pt" fo:font-weight="bold" style:font-weight-asian="bold" style:font-weight-complex="bold"/>
    </style:style>
    <style:style style:name="ce21" style:family="table-cell" style:parent-style-name="Default">
      <style:table-cell-properties style:cell-protect="protected" style:print-content="true" style:text-align-source="fix" style:repeat-content="false" fo:border="0.74pt solid #cbced2" style:vertical-align="middle"/>
      <style:paragraph-properties fo:text-align="start" fo:margin-left="0cm"/>
      <style:text-properties fo:font-size="12pt"/>
    </style:style>
    <style:style style:name="ce22" style:family="table-cell" style:parent-style-name="Default">
      <style:table-cell-properties style:vertical-align="middle"/>
    </style:style>
    <style:style style:name="ce32" style:family="table-cell" style:parent-style-name="Default">
      <style:table-cell-properties style:cell-protect="protected" style:print-content="true" style:text-align-source="fix" style:repeat-content="false" fo:border="0.74pt solid #cbced2" style:vertical-align="middle"/>
      <style:paragraph-properties fo:text-align="start" fo:margin-left="0cm"/>
      <style:text-properties fo:font-size="12pt" fo:font-weight="normal" style:font-weight-asian="normal" style:font-weight-complex="normal"/>
    </style:style>
    <style:style style:name="ce33" style:family="table-cell" style:parent-style-name="Default">
      <style:table-cell-properties fo:background-color="#a5fffa" style:cell-protect="protected" style:print-content="true" style:text-align-source="fix" style:repeat-content="false" fo:wrap-option="wrap" fo:border="0.54pt solid #000000" style:vertical-align="middle"/>
      <style:paragraph-properties fo:text-align="start" fo:margin-left="0cm"/>
      <style:text-properties fo:color="#000000" style:font-name="Liberation Sans" fo:font-size="12pt" fo:font-weight="bold" style:font-weight-asian="bold" style:font-weight-complex="bold"/>
    </style:style>
    <style:style style:name="ce34" style:family="table-cell" style:parent-style-name="Default">
      <style:table-cell-properties fo:background-color="#ffffff" style:text-align-source="fix" style:repeat-content="false" fo:wrap-option="wrap" fo:border="0.54pt solid #000000" style:vertical-align="middle"/>
      <style:paragraph-properties fo:text-align="start"/>
      <style:text-properties fo:color="#000000" style:font-name="Liberation Sans" fo:font-size="12pt"/>
    </style:style>
    <style:style style:name="ce3" style:family="table-cell" style:parent-style-name="Default">
      <style:table-cell-properties fo:background-color="#ffffff" style:cell-protect="none" style:print-content="true" style:text-align-source="fix" style:repeat-content="false" fo:wrap-option="wrap" fo:border="0.54pt solid #000000" style:vertical-align="top"/>
      <style:paragraph-properties fo:text-align="start" fo:margin-left="0cm"/>
      <style:text-properties fo:color="#000000" style:font-name="Liberation Sans" fo:font-size="12pt"/>
    </style:style>
    <style:style style:name="ce14" style:family="table-cell" style:parent-style-name="Default">
      <style:table-cell-properties style:cell-protect="protected" style:print-content="true" style:text-align-source="fix" style:repeat-content="false" fo:border="0.74pt solid #cbced2"/>
      <style:paragraph-properties fo:text-align="center" fo:margin-left="0cm"/>
    </style:style>
    <style:style style:name="ce37" style:family="table-cell" style:parent-style-name="Default">
      <style:table-cell-properties fo:background-color="#a5fffa" style:vertical-align="middle"/>
      <style:text-properties fo:font-size="12pt" fo:font-weight="bold" style:font-weight-asian="bold" style:font-weight-complex="bold"/>
    </style:style>
    <style:style style:name="ce38" style:family="table-cell" style:parent-style-name="Default">
      <style:table-cell-properties style:cell-protect="protected" style:print-content="true" style:text-align-source="fix" style:repeat-content="false" fo:border="0.74pt solid #cbced2" style:vertical-align="automatic"/>
      <style:paragraph-properties fo:text-align="start" fo:margin-left="0cm"/>
      <style:text-properties fo:font-size="12pt"/>
    </style:style>
    <style:style style:name="ce36" style:family="table-cell" style:parent-style-name="Default">
      <style:table-cell-properties style:cell-protect="protected" style:print-content="true" style:text-align-source="fix" style:repeat-content="false" fo:border="0.74pt solid #cbced2" style:vertical-align="middle"/>
      <style:paragraph-properties fo:text-align="start" fo:margin-left="0cm"/>
    </style:style>
    <style:style style:name="ce16" style:family="table-cell" style:parent-style-name="Default">
      <style:table-cell-properties fo:background-color="#ffffff" style:cell-protect="protected" style:print-content="true" style:text-align-source="fix" style:repeat-content="false" fo:border="0.74pt solid #cbced2" style:vertical-align="top"/>
      <style:paragraph-properties fo:text-align="start" fo:margin-left="0cm"/>
    </style:style>
    <style:style style:name="gr1" style:family="graphic">
      <style:graphic-properties draw:textarea-vertical-align="middle" fo:background-color="#da3300"/>
      <style:text-properties fo:color="#ffffff" fo:font-size="12pt" fo:font-weight="bold"/>
    </style:style>
    <style:style style:name="gr2" style:family="graphic">
      <style:graphic-properties draw:textarea-vertical-align="middle" fo:background-color="#3d91b3"/>
      <style:text-properties fo:color="#ffffff" fo:font-size="12pt" fo:font-weight="bold"/>
    </style:style>
    <style:style style:name="gr3" style:family="graphic">
      <style:graphic-properties draw:textarea-vertical-align="middle" fo:background-color="#3fa79c"/>
      <style:text-properties fo:color="#ffffff" fo:font-size="12pt" fo:font-weight="bold"/>
    </style:style>
    <style:style style:name="P1" style:family="paragraph">
      <style:paragraph-properties fo:text-align="center"/>
      <style:text-properties fo:color="#ffffff" fo:font-size="12pt" fo:font-weight="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CeramicaPlan"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office:content-changed" xlink:href="vnd.sun.star.script:Standard.ExecuteAction.AfterChang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OrganizarPecas" form:control-implementation="ooo:com.sun.star.form.component.CommandButton" xml:id="control1" form:id="control1" form:label="Gerar Fornad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CallSolver?language=Basic&amp;location=document" xlink:type="simple"/>
              </office:event-listeners>
            </form:button>
            <form:button form:name="limpaLista" form:control-implementation="ooo:com.sun.star.form.component.CommandButton" xml:id="control2" form:id="control2" form:label="Zerar Quantidades de Todas as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SetAllToZero?language=Basic&amp;location=document" xlink:type="simple"/>
              </office:event-listeners>
            </form:button>
            <form:button form:name="limpaLista" form:control-implementation="ooo:com.sun.star.form.component.CommandButton" xml:id="control3" form:id="control3" form:label="Verificar Dados de Entrada"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VerifyInputValues?language=Basic&amp;location=document" xlink:type="simple"/>
              </office:event-listeners>
            </form:button>
            <form:button form:name="limpaLista" form:control-implementation="ooo:com.sun.star.form.component.CommandButton" xml:id="control4" form:id="control4" form:label="Abrir Solução Salava"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Abrir solução salva previa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OpenSolution?language=Basic&amp;location=document" xlink:type="simple"/>
              </office:event-listeners>
            </form:button>
            <form:button form:name="btnUnlockControls" form:control-implementation="ooo:com.sun.star.form.component.CommandButton" xml:id="control5" form:id="control5" form:label="Habilita Botões"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ButtonsManager.EnableAllButtons?language=Basic&amp;location=document" xlink:type="simple"/>
              </office:event-listeners>
            </form:button>
          </form:form>
        </office:form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9"/>
        <table:table-column table:style-name="co8" table:default-cell-style-name="ce15"/>
        <table:table-column table:style-name="co9" table:default-cell-style-name="ce15"/>
        <table:table-column table:style-name="co7" table:default-cell-style-name="ce9"/>
        <table:table-column table:style-name="co3" table:number-columns-repeated="1014" table:default-cell-style-name="ce15"/>
        <table:table-row table:style-name="ro1">
          <table:table-cell table:style-name="ce2" office:value-type="string" calcext:value-type="string">
            <text:p>Descrição</text:p>
          </table:table-cell>
          <table:table-cell table:style-name="ce2" office:value-type="string" calcext:value-type="string">
            <text:p>Tipo</text:p>
          </table:table-cell>
          <table:table-cell table:style-name="ce2" office:value-type="string" calcext:value-type="string">
            <text:p>Altura</text:p>
          </table:table-cell>
          <table:table-cell table:style-name="ce2" office:value-type="string" calcext:value-type="string">
            <text:p>Lado</text:p>
          </table:table-cell>
          <table:table-cell table:style-name="ce2" office:value-type="string" calcext:value-type="string">
            <text:p>Comprimento</text:p>
          </table:table-cell>
          <table:table-cell table:style-name="ce2" office:value-type="string" calcext:value-type="string">
            <text:p>Quantidade</text:p>
          </table:table-cell>
          <table:table-cell table:style-name="ce10"/>
          <table:table-cell table:style-name="ce17" office:value-type="string" calcext:value-type="string" table:number-columns-spanned="2" table:number-rows-spanned="1">
            <text:p>Dados do Forno</text:p>
          </table:table-cell>
          <table:covered-table-cell table:style-name="ce10"/>
          <table:table-cell table:number-columns-repeated="1015"/>
        </table:table-row>
        <table:table-row table:style-name="ro2">
          <table:table-cell table:style-name="ce6" table:number-columns-repeated="6"/>
          <table:table-cell/>
          <table:table-cell table:style-name="ce2" office:value-type="string" calcext:value-type="string">
            <text:p>Altura:</text:p>
          </table:table-cell>
          <table:table-cell table:style-name="ce3"/>
          <table:table-cell/>
          <table:table-cell table:style-name="ce16"/>
          <table:table-cell table:number-columns-repeated="1013"/>
        </table:table-row>
        <table:table-row table:style-name="ro2">
          <table:table-cell table:style-name="ce6" table:number-columns-repeated="6"/>
          <table:table-cell/>
          <table:table-cell table:style-name="ce2" office:value-type="string" calcext:value-type="string">
            <text:p>Largura:</text:p>
          </table:table-cell>
          <table:table-cell table:style-name="ce3"/>
          <table:table-cell/>
          <table:table-cell table:style-name="ce16"/>
          <table:table-cell table:number-columns-repeated="1013"/>
        </table:table-row>
        <table:table-row table:style-name="ro2">
          <table:table-cell table:style-name="ce6" table:number-columns-repeated="6"/>
          <table:table-cell/>
          <table:table-cell table:style-name="ce2" office:value-type="string" calcext:value-type="string">
            <text:p>Comprimento:</text:p>
          </table:table-cell>
          <table:table-cell table:style-name="ce3"/>
          <table:table-cell/>
          <table:table-cell table:style-name="ce16"/>
          <table:table-cell table:number-columns-repeated="1013"/>
        </table:table-row>
        <table:table-row table:style-name="ro2">
          <table:table-cell table:style-name="ce6" table:number-columns-repeated="6"/>
          <table:table-cell/>
          <table:table-cell table:style-name="ce2" office:value-type="string" calcext:value-type="string">
            <text:p>Altura dos Suportes (separados por espaço):</text:p>
          </table:table-cell>
          <table:table-cell table:style-name="ce3"/>
          <table:table-cell/>
          <table:table-cell table:style-name="ce16"/>
          <table:table-cell table:number-columns-repeated="1013"/>
        </table:table-row>
        <table:table-row table:style-name="ro2" table:number-rows-repeated="2">
          <table:table-cell table:style-name="ce6" table:number-columns-repeated="6"/>
          <table:table-cell table:number-columns-repeated="1018"/>
        </table:table-row>
        <table:table-row table:style-name="ro2">
          <table:table-cell table:style-name="ce6" table:number-columns-repeated="6"/>
          <table:table-cell/>
          <table:table-cell table:number-columns-spanned="1" table:number-rows-spanned="2">
            <draw:control draw:z-index="1" draw:name="Controle 10" draw:style-name="gr1" draw:text-style-name="P1" svg:width="10.229cm" svg:height="1.058cm" svg:x="0cm" svg:y="0cm" draw:control="control2"/>
          </table:table-cell>
          <table:table-cell table:style-name="ce14">
            <draw:control draw:z-index="2" draw:name="Controle 1" draw:style-name="gr2" draw:text-style-name="P1" svg:width="9.514cm" svg:height="0.529cm" svg:x="0cm" svg:y="0cm" draw:control="control3"/>
          </table:table-cell>
          <table:table-cell table:number-columns-repeated="1015"/>
        </table:table-row>
        <table:table-row table:style-name="ro2">
          <table:table-cell table:style-name="ce6" table:number-columns-repeated="6"/>
          <table:table-cell/>
          <table:covered-table-cell/>
          <table:table-cell table:number-columns-repeated="1016"/>
        </table:table-row>
        <table:table-row table:style-name="ro2">
          <table:table-cell table:style-name="ce6" table:number-columns-repeated="6"/>
          <table:table-cell table:number-columns-repeated="2"/>
          <table:table-cell>
            <draw:control table:end-cell-address="CeramicaPlan.I10" table:end-x="9.514cm" table:end-y="0.53cm" draw:z-index="3" draw:name="Controle 2" draw:style-name="gr2" draw:text-style-name="P1" svg:width="9.514cm" svg:height="0.53cm" svg:x="0cm" svg:y="0cm" draw:control="control4"/>
          </table:table-cell>
          <table:table-cell table:number-columns-repeated="1015"/>
        </table:table-row>
        <table:table-row table:style-name="ro2">
          <table:table-cell table:style-name="ce6" table:number-columns-repeated="6"/>
          <table:table-cell/>
          <table:table-cell table:number-columns-spanned="1" table:number-rows-spanned="2">
            <draw:control table:end-cell-address="CeramicaPlan.H12" table:end-x="10.229cm" table:end-y="0.529cm" draw:z-index="0" draw:name="Controle 11" draw:style-name="gr3" draw:text-style-name="P1" svg:width="10.229cm" svg:height="1.058cm" svg:x="0cm" svg:y="0cm" draw:control="control1"/>
          </table:table-cell>
          <table:table-cell table:number-columns-repeated="1016"/>
        </table:table-row>
        <table:table-row table:style-name="ro2">
          <table:table-cell table:style-name="ce6" table:number-columns-repeated="6"/>
          <table:table-cell/>
          <table:covered-table-cell/>
          <table:table-cell>
            <draw:control draw:z-index="4" draw:name="Controle 3" draw:style-name="gr3" draw:text-style-name="P1" svg:width="9.514cm" svg:height="0.529cm" svg:x="0cm" svg:y="0cm" draw:control="control5"/>
          </table:table-cell>
          <table:table-cell table:number-columns-repeated="1015"/>
        </table:table-row>
        <table:table-row table:style-name="ro2" table:number-rows-repeated="2">
          <table:table-cell table:style-name="ce6" table:number-columns-repeated="6"/>
          <table:table-cell table:number-columns-repeated="1018"/>
        </table:table-row>
        <table:table-row table:style-name="ro2">
          <table:table-cell table:style-name="ce6" table:number-columns-repeated="6"/>
          <table:table-cell/>
          <table:table-cell table:style-name="Default" table:number-columns-repeated="2"/>
          <table:table-cell table:number-columns-repeated="1015"/>
        </table:table-row>
        <table:table-row table:style-name="ro2">
          <table:table-cell table:style-name="ce6" table:number-columns-repeated="6"/>
          <table:table-cell/>
          <table:table-cell table:style-name="ce24" office:value-type="string" calcext:value-type="string" table:number-columns-spanned="1" table:number-rows-spanned="2">
            <text:p>Valores para as colunas das peças</text:p>
          </table:table-cell>
          <table:table-cell table:style-name="ce24" office:value-type="string" calcext:value-type="string" table:number-columns-spanned="1" table:number-rows-spanned="2">
            <text:p>Valores para as linhas do forno</text:p>
          </table:table-cell>
          <table:table-cell table:number-columns-repeated="1015"/>
        </table:table-row>
        <table:table-row table:style-name="ro2">
          <table:table-cell table:style-name="ce6" table:number-columns-repeated="6"/>
          <table:table-cell/>
          <table:covered-table-cell table:number-columns-repeated="2" table:style-name="ce26"/>
          <table:table-cell table:number-columns-repeated="1015"/>
        </table:table-row>
        <table:table-row table:style-name="ro2">
          <table:table-cell table:style-name="ce6" table:number-columns-repeated="6"/>
          <table:table-cell/>
          <table:table-cell table:style-name="ce28" office:value-type="string" calcext:value-type="string">
            <text:p>Descrição</text:p>
          </table:table-cell>
          <table:table-cell table:style-name="ce37" office:value-type="string" calcext:value-type="string">
            <text:p>Altura</text:p>
          </table:table-cell>
          <table:table-cell table:number-columns-repeated="1015"/>
        </table:table-row>
        <table:table-row table:style-name="ro2">
          <table:table-cell table:style-name="ce6" table:number-columns-repeated="6"/>
          <table:table-cell/>
          <table:table-cell table:style-name="ce21" office:value-type="string" calcext:value-type="string" table:number-columns-spanned="1" table:number-rows-spanned="2">
            <text:p>Nome e/ou descrição da peça. </text:p>
            <text:p>Exemplos: “caneca”, “prato”, etc.</text:p>
          </table:table-cell>
          <table:table-cell table:style-name="ce21" office:value-type="string" calcext:value-type="string">
            <text:p>Altura do Forno</text:p>
          </table:table-cell>
          <table:table-cell table:number-columns-repeated="1015"/>
        </table:table-row>
        <table:table-row table:style-name="ro2">
          <table:table-cell table:style-name="ce6" table:number-columns-repeated="6"/>
          <table:table-cell/>
          <table:covered-table-cell table:style-name="ce22"/>
          <table:table-cell table:style-name="ce28" office:value-type="string" calcext:value-type="string">
            <text:p>Largura</text:p>
          </table:table-cell>
          <table:table-cell table:number-columns-repeated="1015"/>
        </table:table-row>
        <table:table-row table:style-name="ro2">
          <table:table-cell table:style-name="ce6" table:number-columns-repeated="6"/>
          <table:table-cell/>
          <table:table-cell table:style-name="ce28" office:value-type="string" calcext:value-type="string">
            <text:p>Tipo</text:p>
          </table:table-cell>
          <table:table-cell table:style-name="ce21" office:value-type="string" calcext:value-type="string">
            <text:p>Largura do Forno</text:p>
          </table:table-cell>
          <table:table-cell table:number-columns-repeated="1015"/>
        </table:table-row>
        <table:table-row table:style-name="ro2">
          <table:table-cell table:style-name="ce6" table:number-columns-repeated="6"/>
          <table:table-cell/>
          <table:table-cell table:style-name="ce32" office:value-type="string" calcext:value-type="string" table:number-columns-spanned="1" table:number-rows-spanned="6">
            <text:p>Formato com que se parece a base. </text:p>
            <text:p>Pode ser um dos valores: </text:p>
            <text:p>- Quadrado</text:p>
            <text:p>- Triângulo</text:p>
            <text:p>- Retângulo</text:p>
            <text:p>- Círculo</text:p>
          </table:table-cell>
          <table:table-cell table:style-name="ce28" office:value-type="string" calcext:value-type="string">
            <text:p>Comprimento</text:p>
          </table:table-cell>
          <table:table-cell table:number-columns-repeated="1015"/>
        </table:table-row>
        <table:table-row table:style-name="ro2">
          <table:table-cell table:style-name="ce6" table:number-columns-repeated="6"/>
          <table:table-cell/>
          <table:covered-table-cell table:style-name="ce22"/>
          <table:table-cell table:style-name="ce21" office:value-type="string" calcext:value-type="string">
            <text:p>Comprimento do Forno</text:p>
          </table:table-cell>
          <table:table-cell table:number-columns-repeated="1015"/>
        </table:table-row>
        <table:table-row table:style-name="ro2">
          <table:table-cell table:style-name="ce6" table:number-columns-repeated="6"/>
          <table:table-cell/>
          <table:covered-table-cell table:style-name="ce22"/>
          <table:table-cell table:style-name="ce28" office:value-type="string" calcext:value-type="string">
            <text:p>Altura dos Suportes</text:p>
          </table:table-cell>
          <table:table-cell table:number-columns-repeated="1015"/>
        </table:table-row>
        <table:table-row table:style-name="ro2">
          <table:table-cell table:style-name="ce6" table:number-columns-repeated="6"/>
          <table:table-cell/>
          <table:covered-table-cell table:style-name="ce22"/>
          <table:table-cell table:style-name="ce38" office:value-type="string" calcext:value-type="string" table:number-columns-spanned="1" table:number-rows-spanned="3">
            <text:p>Valores sem vírgulas separados por espaços.</text:p>
            <text:p>Altura dos suportes que podem ser usados </text:p>
            <text:p>para os novos andares do forno.</text:p>
          </table:table-cell>
          <table:table-cell table:number-columns-repeated="1015"/>
        </table:table-row>
        <table:table-row table:style-name="ro2">
          <table:table-cell table:style-name="ce6" table:number-columns-repeated="6"/>
          <table:table-cell/>
          <table:covered-table-cell table:style-name="ce22"/>
          <table:covered-table-cell table:style-name="ce36"/>
          <table:table-cell table:number-columns-repeated="1015"/>
        </table:table-row>
        <table:table-row table:style-name="ro2">
          <table:table-cell table:style-name="ce6" table:number-columns-repeated="6"/>
          <table:table-cell/>
          <table:covered-table-cell table:style-name="ce22"/>
          <table:covered-table-cell table:style-name="ce36"/>
          <table:table-cell table:number-columns-repeated="1015"/>
        </table:table-row>
        <table:table-row table:style-name="ro2">
          <table:table-cell table:style-name="ce6" table:number-columns-repeated="6"/>
          <table:table-cell/>
          <table:table-cell table:style-name="ce28" office:value-type="string" calcext:value-type="string">
            <text:p>Altura:</text:p>
          </table:table-cell>
          <table:table-cell table:style-name="ce36"/>
          <table:table-cell table:number-columns-repeated="1015"/>
        </table:table-row>
        <table:table-row table:style-name="ro2">
          <table:table-cell table:style-name="ce6" table:number-columns-repeated="6"/>
          <table:table-cell/>
          <table:table-cell table:style-name="ce21" office:value-type="string" calcext:value-type="string">
            <text:p>Valor sem vírgula com a altura da peça</text:p>
          </table:table-cell>
          <table:table-cell table:style-name="ce36"/>
          <table:table-cell table:number-columns-repeated="1015"/>
        </table:table-row>
        <table:table-row table:style-name="ro2">
          <table:table-cell table:style-name="ce6" table:number-columns-repeated="6"/>
          <table:table-cell/>
          <table:table-cell table:style-name="ce33" office:value-type="string" calcext:value-type="string">
            <text:p>Largura</text:p>
          </table:table-cell>
          <table:table-cell table:style-name="ce22"/>
          <table:table-cell table:number-columns-repeated="1015"/>
        </table:table-row>
        <table:table-row table:style-name="ro2">
          <table:table-cell table:style-name="ce6" table:number-columns-repeated="6"/>
          <table:table-cell/>
          <table:table-cell table:style-name="ce21" office:value-type="string" calcext:value-type="string" table:number-columns-spanned="1" table:number-rows-spanned="3">
            <text:p>Valor sem vírgula com <text:span text:style-name="T1">o tamanho do </text:span><text:span text:style-name="T2">lado</text:span><text:span text:style-name="T1"> </text:span>da peça. </text:p>
            <text:p>Se for círculo, deve ser colocado o <text:span text:style-name="T2">diâmetro</text:span>. </text:p>
            <text:p>Se for retângulo, deve ser colocada a <text:span text:style-name="T2">largura</text:span>.</text:p>
          </table:table-cell>
          <table:table-cell table:style-name="ce22"/>
          <table:table-cell table:number-columns-repeated="1015"/>
        </table:table-row>
        <table:table-row table:style-name="ro2">
          <table:table-cell table:style-name="ce6" table:number-columns-repeated="6"/>
          <table:table-cell/>
          <table:covered-table-cell table:style-name="ce21"/>
          <table:table-cell table:style-name="ce22"/>
          <table:table-cell table:number-columns-repeated="1015"/>
        </table:table-row>
        <table:table-row table:style-name="ro2">
          <table:table-cell table:style-name="ce6" table:number-columns-repeated="6"/>
          <table:table-cell/>
          <table:covered-table-cell table:style-name="ce21"/>
          <table:table-cell table:style-name="ce22"/>
          <table:table-cell table:number-columns-repeated="1015"/>
        </table:table-row>
        <table:table-row table:style-name="ro2">
          <table:table-cell table:style-name="ce6" table:number-columns-repeated="6"/>
          <table:table-cell/>
          <table:table-cell table:style-name="ce28" office:value-type="string" calcext:value-type="string">
            <text:p>Comprimento</text:p>
          </table:table-cell>
          <table:table-cell table:style-name="ce22"/>
          <table:table-cell table:number-columns-repeated="1015"/>
        </table:table-row>
        <table:table-row table:style-name="ro2">
          <table:table-cell table:style-name="ce6" table:number-columns-repeated="6"/>
          <table:table-cell/>
          <table:table-cell table:style-name="ce21" office:value-type="string" calcext:value-type="string" table:number-columns-spanned="1" table:number-rows-spanned="2">
            <text:p>Valor sem vírgula com a comprimento da peça</text:p>
            <text:p><text:span text:style-name="T2">Somente para Retângulo</text:span></text:p>
          </table:table-cell>
          <table:table-cell table:style-name="ce36"/>
          <table:table-cell table:number-columns-repeated="1015"/>
        </table:table-row>
        <table:table-row table:style-name="ro2">
          <table:table-cell table:style-name="ce6" table:number-columns-repeated="6"/>
          <table:table-cell/>
          <table:covered-table-cell table:style-name="ce34"/>
          <table:table-cell table:style-name="ce36"/>
          <table:table-cell table:number-columns-repeated="1015"/>
        </table:table-row>
        <table:table-row table:style-name="ro2">
          <table:table-cell table:style-name="ce6" table:number-columns-repeated="6"/>
          <table:table-cell/>
          <table:table-cell table:style-name="ce28" office:value-type="string" calcext:value-type="string">
            <text:p>Quantidade</text:p>
          </table:table-cell>
          <table:table-cell table:style-name="ce36"/>
          <table:table-cell table:number-columns-repeated="1015"/>
        </table:table-row>
        <table:table-row table:style-name="ro2">
          <table:table-cell table:style-name="ce6" table:number-columns-repeated="6"/>
          <table:table-cell/>
          <table:table-cell table:style-name="ce21" office:value-type="string" calcext:value-type="string">
            <text:p>Quantidade da peça a ser colocada na fornada</text:p>
          </table:table-cell>
          <table:table-cell table:style-name="ce36"/>
          <table:table-cell table:number-columns-repeated="1015"/>
        </table:table-row>
        <table:table-row table:style-name="ro2" table:number-rows-repeated="2">
          <table:table-cell table:style-name="ce6" table:number-columns-repeated="6"/>
          <table:table-cell/>
          <table:table-cell table:style-name="ce22" table:number-columns-repeated="2"/>
          <table:table-cell table:number-columns-repeated="1015"/>
        </table:table-row>
        <table:table-row table:style-name="ro2" table:number-rows-repeated="7">
          <table:table-cell table:style-name="ce6" table:number-columns-repeated="6"/>
          <table:table-cell/>
          <table:table-cell table:style-name="Default"/>
          <table:table-cell table:number-columns-repeated="1016"/>
        </table:table-row>
        <table:table-row table:style-name="ro2" table:number-rows-repeated="207">
          <table:table-cell table:style-name="ce6" table:number-columns-repeated="6"/>
          <table:table-cell table:number-columns-repeated="1018"/>
        </table:table-row>
        <table:table-row table:style-name="ro2" table:number-rows-repeated="1048321">
          <table:table-cell table:number-columns-repeated="1024"/>
        </table:table-row>
        <table:table-row table:style-name="ro2">
          <table:table-cell table:style-name="ce11" table:number-columns-repeated="6"/>
          <table:table-cell table:number-columns-repeated="1018"/>
        </table:table-row>
      </table:table>
      <table:named-expressions/>
      <table:database-ranges>
        <table:database-range table:name="__Anonymous_Sheet_DB__0" table:target-range-address="CeramicaPlan.H17:CeramicaPlan.I25">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14">00/00/0000</text:date>, <text:time style:data-style-name="N2" text:time-value="18:01:11.780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8T09:42:41.540119046</meta:creation-date>
    <dc:date>2024-03-14T18:03:29.898000000</dc:date>
    <meta:editing-duration>P2DT7H49M57S</meta:editing-duration>
    <meta:editing-cycles>1476</meta:editing-cycles>
    <meta:generator>LibreOffice/7.5.8.2$Windows_X86_64 LibreOffice_project/f718d63693263970429a68f568db6046aaa9df01</meta:generator>
    <meta:document-statistic meta:table-count="1" meta:cell-count="33" meta:object-count="5"/>
  </office:meta>
</office:document-meta>
</file>

<file path=Basic/Standard/ButtonsManager.xml><?xml version="1.0" encoding="utf-8"?>
<!DOCTYPE module  PUBLIC '-//OpenOffice.org//DTD OfficeDocument 1.0//EN'  'module.dtd'>
<script:module xmlns:script="http://openoffice.org/2000/script" script:name="ButtonsManager" script:language="StarBasic" script:moduleType="normal">REM  *****  BASIC  *****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Set the selection to the button cell
Function SetSelectionToButtonCell(buttonShape As Object)

	button = buttonShape.Source.Model	
	buttonCellAddr = GetButtonLocation(button)
	buttonCell = GetCellObjByName(buttonCellAddr)
	ThisComponent.getCurrentController().Select(buttonCell)


End Function

'Get the button anchored cell
Function GetButtonCell(buttonShape As Object)

	button = buttonShape.Source.Model	
	buttonCellAddr = GetButtonLocation(button)
	buttonCell = GetCellObjectByName(buttonCellAddr)
	GetButtonCell = buttonCell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btnUnlock = GetButtonByName("btnUnlockControls")
	btnUnlock.Enabled = True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End Function
</script:module>
</file>

<file path=Basic/Standard/CellsManager.xml><?xml version="1.0" encoding="utf-8"?>
<!DOCTYPE module  PUBLIC '-//OpenOffice.org//DTD OfficeDocument 1.0//EN'  'module.dtd'>
<script:module xmlns:script="http://openoffice.org/2000/script" script:name="CellsManager" script:language="StarBasic" script:moduleType="normal">REM  *****  BASIC  *****


'Get the object that represents the cell with absolute name = cellAbsoluteName
'parameters format example -&gt; cellAbsoluteName:  "$sheet1.$A$2"
'return -&gt; sheet object;
Function GetSheetObjOfCell(cellAbsoluteName As String) As Object

	addressParts = Split(cellAbsoluteName, ".")
	sheetName = addressParts(0)
	sheetName = Mid(sheetName, 2, Len(sheetName)-1)
	sheetObj = ThisComponent.Sheets.GetByName(sheetName)

	GetSheetObjOfCell = sheetObj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ByName(cellName As String) As Object

	addressParts = Split(cellName, ".")
	
	Dim cellAddress As String
	Dim sheetObj As Object
	
	If UBound(addressParts) = 1 Then
		cellAddress = addressParts(1)
		sheetObj = GetSheetObjOfCell(cellName)
	Else
		cellAddress = cellName
		sheetObj = GetCurrentSheet()
	EndIf
	cellObj = sheetObj.GetCellRangeByName(cellAddress)
	GetCellObjByName = cellObj
	
End Function

'Get the object that represents the cell with row and column
'parameters format example -&gt; row: 0, column: 0
'return -&gt; cell object;
Function GetCellObjByIndex(row As Long, column As Long, Optional sheetName As String) As Object

	If (IsMissing(sheetName)) Then
		sheetObj = GetCurrentSheet()
	Else
		sheetObj = GetSheetByName(sheetName)
	EndIf
	GetCellObjByIndex = sheetObj.GetCellByPosition(column, row)
	
End Function

Function IsRange(cellRange As Object)
	If (cellRange.RangeAddress.StartColumn &lt;&gt; cellRange.RangeAddress.EndColumn) Then
		IsRange = True
		Exit Function
	EndIf
	
	If (cellRange.RangeAddress.StartRow &lt;&gt; cellRange.RangeAddress.EndRow) Then
		IsRange = True
		Exit Function
	End If
	
	IsRange = False
		

End Function


'Get a range object by index and a sheet. If sheetName is not given, uses the current active sheet
Function GetRangeByIndex(startRow As Long, endRow As Long, startColumn As Long, endColumn As Long,	Optional sheetName As String) As Object

	If (IsMissing(sheetName)) Then
		sheetObj = GetCurrentSheet()
	Else
		sheetObj = GetSheetByName(sheetName)
	EndIf

	GetRangeByIndex = sheetObj.getCellRangeByPosition(startColumn, startRow, endColumn, end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RemoveCells(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Function SetBorder(cellRange As Object)
	cellBorder = cellRange.TableBorder
	
	Dim basicBorder as New com.sun.star.table.BorderLine
	basicBorder.Color = RGB(0, 0, 0)
	basicBorder.OuterLineWidth = 20
	cellBorder.VerticalLine = basicBorder
	cellBorder.HorizontalLine = basicBorder
	
	cellBorder.LeftLine = basicBorder
	cellBorder.TopLine = basicBorder
	cellBorder.RightLine = basicBorder
	cellBorder.BottomLine = basicBorder
	cellBorder.BottomLine = basicBorder
	
	cellRange.TableBorder = cellBorder
End Function

Function SetLeftAlign(cellRange As Object)
	cellRange.HoriJustify= com.sun.star.table.CellHoriJustify.LEFT
	cellRange.VertJustify = com.sun.star.table.CellHoriJustify.LEFT
End Function


Function SetCellRangeStyleWithColor(cellRange As Object, color As Long)
	cellRange.CellBackColor = color
	SetBorder(cellRange)
	SetLeftAlign(cellRange)
	cellRange.CharColor = RGB(0,0,0)
	cellRange.CharFont = 5
	cellRange.CharFontFamily = 5
	cellRange.CharHeight = 12
	cellRange.IsTextWrapped = True
End Function

Function SetWrongCellRangeStyle(cellRange As Object)
	SetCellRangeStyleWithColor(cellRange, WrongRowColor())
End Function

Function SetRightCellRangeStyle(cellRange As Object)
	SetCellRangeStyleWithColor(cellRange, RightRowColor())
End Function

Function SetRepeatedCellRangeStyle(cellRange As Object)
	SetCellRangeStyleWithColor(cellRange, RepeatedRowColor())
End Function

</script:module>
</file>

<file path=Basic/Standard/ExecuteAction.xml><?xml version="1.0" encoding="utf-8"?>
<!DOCTYPE module  PUBLIC '-//OpenOffice.org//DTD OfficeDocument 1.0//EN'  'module.dtd'>
<script:module xmlns:script="http://openoffice.org/2000/script" script:name="ExecuteAction" script:language="StarBasic" script:moduleType="normal">REM  *****  BASIC  *****

Function AfterChange(cellRange As Object)

	If (IsRange(cellRange)) Then
		firstRow = cellRange.RangeAddress.StartRow
		lastRow = cellRange.RangeAddress.EndRow

		firstColumn = cellRange.RangeAddress.StartColumn
		lastColumn = cellRange.RangeAddress.EndColumn
	
	
		PrepareActionExecution()
		For row = firstRow To lastRow
			
			cell = GetCellObjByIndex(row, pieceTypeColumnIndex)
			CorrectPieceTypeCell(cell)
			'cell = GetCellObjByIndex(row, amountColumnIndex)
			'CorrectPieceAmountCell(cell)
	
			If (IsValidRow(row) Or PieceRowIsEmpty(row)) Then
				SetRightRowStyle(row)
			Else
				SetWrongRowStyle(row)
			End If
		Next row
		EndActionExecution()
	
		Exit Function
	End If
	
	cell = cellRange
	column = GetCellColumnIndex(cell)
	PrepareActionExecution()
	row = GetCellRowIndex(cell)
	If (column = pieceTypeColumnIndex) Then
		CorrectPieceTypeCell(cell)
	EndIf
	
	If (IsValidRow(row) Or PieceRowIsEmpty(row)) Then
		SetRightRowStyle(row)
	Else
		SetWrongRowStyle(row)
	End If
	EndActionExecution()
	
End Function

Function PrepareActionExecution()
	UnlockSheet()
	DisableAllButtons()
	CalculateLastRowIndex()
	
	If (Not ListIsEmpty()) Then
		cellsData = GetListCellsRange().getDataArray()
		ReDim markedRows(UBound(cellsData))
		For row = 0 To UBound(markedRows)
			markedRows(row) = False
		Next row
	EndIf
End Function

Function EndActionExecution()
	EnableAllButtons()
	LockSheet()
End Function

Function VerifyInputValues(buttonShape As Object) As Boolean
	SetSelectionToButtonCell(buttonShape)
	PrepareActionExecution()
	
	If (ListIsEmpty()) Then
		ShowMsgListIsEmpty()
		EndActionExecution()
		Exit Function
	EndIf
	
	If (TryMarkInvalidRows()) Then
		ShowMsgMarkedRowsWithErrors()
		EndActionExecution()
		Exit Function
	ElseIf (TryMarkRepeatedRows()) Then
		ShowMsgMarkedRowsRepeated()
		EndActionExecution()
		Exit Function
	ElseIf (TryMakeInvalidKilnData()) Then
		ShowMsgMarkedKilnDataWithErrors()
		EndActionExecution()
		Exit Function
	End If
	
	EndActionExecution()
End Function


Function CallSolver(buttonShape As Object)
	SetSelectionToButtonCell(buttonShape)
	PrepareActionExecution()

	If (ListIsEmpty()) Then
		ShowMsgListIsEmpty()
		EndActionExecution()
		Exit Function
	EndIf
	
	If (TotalAmountOfPiecesIsZero()) Then
		ShowMsgTotalAmountOfPiecesIsZero()
		EndActionExecution()
		Exit Function
	EndIf

	If (TryMarkInvalidRows()) Then
		ShowMsgMarkedRowsWithErrors()
		EndActionExecution()
		Exit Function
	EndIf
	
	If (TryMakeInvalidKilnData()) Then
		ShowMsgMarkedKilnDataWithErrors()
		EndActionExecution()
		Exit Function
	EndIf
	
	answerWithoutRepetition = False
	hasRepetition = TryMarkRepeatedRows()
	If (hasRepetition) Then
		answerWithoutRepetition = ContinueWithoutRepeated()
	EndIf
	
	textPieces = ""
	If (hasRepetition And (Not answerWithoutRepetition)) Then
		ShowMsgCancel()
		EndActionExecution()
		Exit Function
	Else
		If (TotalAmountOfUnrepeatedPiecesIsZero()) Then
			ShowMsgTotalAmountOfUnrepeatedPiecesIsZero()
			EndActionExecution()
			Exit Function
		EndIf
		textPieces = GetListTextWithoutRepetition()
	EndIf

	textKiln = GetKilnText()

	SolveProblem(textPieces, textKiln)
	EndActionExecution()
End Function 


Function SetAllToZero(buttonShape)
	SetSelectionToButtonCell(buttonShape)
	PrepareActionExecution()
		
	If (ListIsEmpty()) Then
		ShowMsgListIsEmpty()
		EndActionExecution()
		Exit Function
	EndIf

	If (TryMarkInvalidRows()) Then
		ShowMsgMarkedRowsWithErrors()
		EndActionExecution()
		Exit Function
	ElseIf (TryMarkRepeatedRows()) Then
		ShowMsgMarkedRowsRepeated()
	EndIf

	If (Not ContinueSetAllZero()) Then
		ShowMsgCancel()
		EndActionExecution()
		Exit Function
	EndIf

	SetColumnAmountToZero()
	EndActionExecution()
End Function


Function OpenSolution(buttonShape)
	SetSelectionToButtonCell(buttonShape)
	PrepareActionExecution()

	'Get file path	
	filePath = GetFileToReadPathFromUser("Escolha a solução a ser aberta", GetSavedSolutionsPath(), "pdf")
	'If a file is not chosen, cancel
	If (filePath = "") Then
		MsgBox("Operação Cancelada! Arquivo não selecionado.")
		EndActionExecution()
		Exit Function
	EndIf
	'If it is not a .pdf, cancel
	If (Right(filePath, 4) &lt;&gt; ".pdf") Then
		MsgBox("Operação Cancelada! Selecione um arquivo pdf")
		EndActionExecution()
		Exit Function
	End If

	'Open file
	OpenPDFExternal(filePath)
	EndAction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Delete a file
Function DeleteFile(pathToFile As String)
	
	path = AddURLPrefixOnPath(pathToFile)
	
	Dim objSimpleFileAccess As Object
	objSimpleFileAccess	 = createUNOService("com.sun.star.ucb.SimpleFileAccess")
	
	If (ExistsFile(path)) Then
		objSimpleFileAccess.kill(path)
	EndIf
	
End Function

'Get the command to open a PDF file
Function PDFDefaultApplication()

	If OSIsUnix() Then
		PDFDefaultApplication = "xdg-open"
	ElseIf OSIsWindows() Then
		PDFDefaultApplication = "start"
	EndIf

End Function

'Open pdf with external program (the default)
Function OpenPDFExternal(pdfPath As String)

	command = ""
	command = command &amp; PDFDefaultApplication()
	command = command &amp; " "
	command = command &amp; pdfPath
	
	ExecCommand(command)

End Function


'Read a text file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Write a text in a text file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script:module>
</file>

<file path=Basic/Standard/Globals.xml><?xml version="1.0" encoding="utf-8"?>
<!DOCTYPE module  PUBLIC '-//OpenOffice.org//DTD OfficeDocument 1.0//EN'  'module.dtd'>
<script:module xmlns:script="http://openoffice.org/2000/script" script:name="Globals" script:language="StarBasic" script:moduleType="normal">REM  *****  BASIC  *****

Global Const descriptionColumnIndex = 0
Global Const pieceTypeColumnIndex = 1
Global Const heightColumnIndex = 2
Global Const widthColumnIndex = 3
Global Const lengthColumnIndex = 4
Global Const amountColumnIndex = 5

Global Const solverExecutableName = "solve"

Global Const typeSquareLabelCap = "Quadrado"
Global Const typeCircleLabelAcc = "Círculo"
Global Const typeCircleLabelNoAcc = "Circulo"
Global Const typeTriangleLabelAcc = "Triângulo"
Global Const typeTriangleLabelNoAcc = "Triangulo"
Global Const typeRectangleLabelAcc = "Retângulo"
Global Const typeRectangleLabelNoAcc = "Retangulo"

Global Const tempSheetName = "Executando Solver"
Global Const mainSheetName = "CeramicaPlan"


Global Const protectionPassword = "123456"

Global newLineChr As String
Global carriageReturnChr As String

Global markedRows As Variant

'Use MRI to see properties of a variable (for debugging)
Function SeeProperties(obj As Object)
	oMRI = CreateUnoService("mytools.Mri")
	oMRI.inspect(obj)
	MsgBox("Close me")
End Function

'Execute a system command based on SO
Function ExecCommand(command As String,  Optional focusFlag As Integer)
	If IsMissing(focusFlag) Then
		focusFlag = 1
	EndIf
	
	If (OSIsUnix()) Then
		ExecLinuxCommand(command, focusFlag)
	ElseIf(OSIsWindows()) Then
		ExecWindowsCommand(command, focusFlag)
	EndIf
End Function

'Execute a command using bash -c
Function ExecLinuxCommand(command As String, focusFlag As Integer)
	shellCommand = "-c '" &amp; command &amp; "'"
	result = Shell("bash", focusFlag, shellCommand, True)
End Function

'Execute a command using cmd.exe /C
Function ExecWindowsCommand(command As String, focusFlag As Integer)
	command = ConvertPathsOfCommandToWindowsCmd(command)
	shellCommand = "/C """ &amp; command &amp; """" 
	result = Shell("cmd.exe", focusFlag, shellCommand, True)
End Function

'Return SO copy command on terminal/prompt
Function OsCopyCommand()
	If (OSIsUnix()) Then
		OsCopyCommand = "cp"
	ElseIf(OSIsWindows()) Then
		OsCopyCommand = "copy"
	EndIf
End Function


'Get SO endline
Function GetEndLine() As String
	newLineChr = Chr(10)
	carriageReturnChr =  Chr(13)

	If (OSIsUnix()) Then
		GetEndLine = newLineChr
	ElseIf (OSIsWindows()) Then
		GetEndLine = carriageReturnChr &amp; newLineChr
	EndIf
End Function


'Get sheet with a given sheet name
Function GetSheetByName(sheetName As String) As Object
	GetSheetByName = ThisComponent.Sheets.GetByName(sheetName)
End Function


'Return the current active sheet
Function GetCurrentSheet() As Object
	GetCurrentSheet = ThisComponent.GetCurrentController.ActiveSheet
End Function

Function UnlockSheet()
	sheets = ThisComponent.Sheets
	For Each sheet In sheets
		sheet.unprotect(protectionPassword)
	Next sheet
End Function

'Make impossible to have protected cells modified
Function LockSheet()
	sheets = ThisComponent.Sheets
	For Each sheet In sheets
		sheet.protect(protectionPassword)
	Next sheet
End Function

Function HideSheets()

	sheets = ThisComponent.Sheets()
	sheets.InsertNewByName(tempSheetName, 1)
	For Each sheet in sheets
		If (sheet.Name &lt;&gt; tempSheetName) Then
			sheet.IsVisible = False
		EndIf
	Next sheet
	
	sheet = GetSheetByName(tempSheetName)

	cellRange = GetRangeByIndex(0, 0, 0, 6, tempSheetName)
	cellRange.Merge(True)
	
	firstCell = GetCellObjByIndex(0, 0, tempSheetName)
	firstCell.SetString("Executando o Solver. A planilha original foi escondida para evitar alterações. Após a finalização ela será exibida novamente.")
	
	LockSheet()
	
End Function

'Show all sheets and deletes the temporary sheet
Function ShowSheets()
	sheets = ThisComponent.Sheets()
	For Each sheet in sheets
		sheet.IsVisible = True
	Next sheet

	sheets.removeByName(tempSheetName)
	
	sheet = GetSheetByName(mainSheetName)
	ThisComponent.CurrentController.setActiveSheet(sheet)
	UnlockSheet()

End Function

Function RefreshByHiding()
	ThisComponent.CurrentController.Frame.LayoutManager.HideCurrentUI = true
	ThisComponent.CurrentController.Frame.LayoutManager.HideCurrentUI = false
End Function

'Lock controllers of the sheet
Function LockAllControls()
	ThisComponent.lockControllers()
End Function

'Unlock controllers of the sheet
Function UnlockAllControls()
	ThisComponent.unlockControllers()
End Function


Function RightRowColor() As Long
	RightRowColor = RGB(255, 255, 255)
End Function

Function WrongRowColor() As Long
	WrongRowColor = RGB(255, 153, 153)
End Function

Function RepeatedRowColor() As Long
	RepeatedRowColor = RGB(255, 255, 130)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Global Const kilnHeightRow = 1
Global Const kilnHeightColumn = 8
Global Const kilnWidthRow = 2
Global Const kilnWidthColumn = 8
Global Const kilnLengthRow = 3
Global Const kilnLengthColumn = 8
Global Const kilnSupportsRow = 4
Global Const kilnSupportsColumn = 8

Function GetKilnHeightInputCell()
	GetKilnHeightInputCell = GetCellObjByIndex(kilnHeightRow, kilnHeightColumn)
End Function

Function GetKilnWidthInputCell()
	GetKilnWidthInputCell = GetCellObjByIndex(kilnWidthRow, kilnWidthColumn)
End Function

Function GetKilnLengthInputCell()
	GetKilnLengthInputCell = GetCellObjByIndex(kilnLengthRow, kilnLengthColumn)
End Function

Function GetKilnSupportsInputCell()
	GetKilnSupportsInputCell = GetCellObjByIndex(kilnSupportsRow, kilnSupportsColumn)
End Function

Function GetKilnText()
	textKiln = ""

	textKiln = textKiln &amp; GetKilnLengthInputCell().GetString()
	textKiln = textKiln &amp; " "
	textKiln = textKiln &amp; GetKilnWidthInputCell().GetString()
	textKiln = textKiln &amp; " "
	textKiln = textKiln &amp; GetKilnHeightInputCell().GetString()
	textKiln = textKiln &amp; " "

	textKiln = textKiln &amp; GetEndLine()
	
	supports = Split(GetKilnSupportsInputCell().GetString(), " ")

	total = 0
	textSupports = ""
	
	For i = 0 To UBound(supports)
		If (Replace(supports(i), " ", "") &lt;&gt; "") Then
			total = total + 1
			
			textSupports = textSupports &amp; supports(i)
			textSupports = textSupports &amp; GetEndLine()
		EndIf
	Next i
	
	textKiln = textKiln &amp; total &amp; GetEndLine()
	textKiln = textKiln &amp; textSupports
	
	GetKilnText = textKiln
End Function

Function IsValidKilnHeight() As Boolean
	cellHeight = GetKilnHeightInputCell()
	heightValue = cellHeight.GetString()
	If (Replace(heightValue, " ", "") = "") Then
		IsValidKilnHeight = False
		Exit Function
	EndIf
	If (IsIntegerNumber(heightValue) And (CInt(heightValue) &gt; 0)) Then
		IsValidKilnHeight = True
		Exit Function
	EndIf
	IsValidKilnHeight = False
End Function


Function IsValidKilnWidth() As Boolean
	cellWidth = GetKilnWidthInputCell()
	widthValue = cellWidth.GetString()
	If (Replace(widthValue, " ", "") = "") Then
		IsValidKilnWidth = False
		Exit Function
	EndIf
	If (IsIntegerNumber(widthValue) And (CInt(widthValue) &gt; 0)) Then
		IsValidKilnWidth = True
		Exit Function
	EndIf
	IsValidKilnWidth = False
End Function


Function IsValidKilnLength() As Boolean
	cellLength = GetKilnLengthInputCell()
	lengthValue = cellLength.GetString()
	If (Replace(lengthValue, " ", "") = "") Then
		IsValidKilnLength = False
		Exit Function
	EndIf
	If (IsIntegerNumber(lengthValue) And (CInt(lengthValue) &gt; 0)) Then
		IsValidKilnLength = True
		Exit Function
	EndIf
	IsValidKilnLength = False
End Function


Function AreValidSupports() As Boolean
	cellSupports = GetKilnSupportsInputCell()
	supports = Split(cellSupports.GetString(), " ")
	For i = 0 To UBound(supports)
		If (Replace(supports(i), " ", "") &lt;&gt; "") Then
			If (Not IsIntegerNumber(supports(i)) Or (Not (CInt(supports(i)) &gt; 0))) Then
				AreValidSupports = False
				Exit Function
			EndIf
		End If
	Next i
	AreValidSupports = True
End Function


Function KilnDataIsValid() As Boolean
	KilnDataIsValid = (validHeight) And (validWidth) And (validLength) And (validSupports)
End Function


Function TryMakeInvalidKilnData() As Boolean
	TryMakeInvalidKilnData = False

	validHeight = IsValidKilnHeight()
	If (Not validHeight) Then
		SetWrongCellRangeStyle(GetKilnHeightInputCell())
		TryMakeInvalidKilnData = True
	Else
		SetRightCellRangeStyle(GetKilnHeightInputCell())		
	EndIf

	validWidth = IsValidKilnWidth()
	If (Not validWidth) Then
		SetWrongCellRangeStyle(GetKilnWidthInputCell())
		TryMakeInvalidKilnData = True
	Else
		SetRightCellRangeStyle(GetKilnWidthInputCell())		
	EndIf
	
	validLength = IsValidKilnLength()
	If (Not validLength) Then
		SetWrongCellRangeStyle(GetKilnLengthInputCell())
		TryMakeInvalidKilnData = True
	Else
		SetRightCellRangeStyle(GetKilnLengthInputCell())		
	EndIf
	
	
	validSupports = AreValidSupports()
	If (Not validSupports) Then
		SetWrongCellRangeStyle(GetKilnSupportsInputCell())
		TryMakeInvalidKilnData = True
	Else
		SetRightCellRangeStyle(GetKilnSupportsInputCell())		
	EndIf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Global Const firstRowIndex = 1
Global lastRowIndex As Integer

Function CalculateLastRowIndex() As Integer
	
	theSheet = GetCurrentSheet()
	
	lastRowIndex = 0
	For i = descriptionColumnIndex To amountColumnIndex
		eCells = theSheet.Columns(i).QueryEmptyCells
		finRg = eCells(eCells.Count - 1)

		If finRg.RangeAddress.EndRow &lt;&gt; theSheet.RangeAddress.endRow Then 
			Exit Function
		EndIf
	
		target = finRg.GetCellByPosition(0, 0)
		columnLastRow = GetCellRowIndex(target) - 1
		If (lastRowIndex &lt; columnLastRow) Then
			lastRowIndex = columnLastRow
		EndIf
	Next
	
End Function

Function GetListCellsRange() As Object
		CalculateLastRowIndex()
		cellsRange = GetRangeByIndex(firstRowIndex, lastRowIndex, descriptionColumnIndex, amountColumnIndex)
		GetListCellsRange = cellsRange
End Function

Function ListIsEmpty() As Boolean
	If (lastRowIndex &lt; firstRowIndex) Then
		ListIsEmpty = True
		Exit Function
	EndIf
	ListIsEmpty = False
End Function


Function TryMarkInvalidRows() As Boolean
	i = 0
	For row = firstRowIndex To lastRowIndex
		If (IsValidRow(row) Or (PieceRowIsEmpty(row))) Then
			SetRightRowStyle(row)
		Else 
			markedRows(i) = True
			SetWrongRowStyle(row)
			TryMarkInvalidRows = True
		EndIf
		i = i + 1
	Next row
End Function

Function TryMarkRepeatedRows() As Boolean
	sheetLastRow = UBound(GetCurrentSheet().Columns(0).GetDataArray())
	SetRightCellRangeStyle(GetRangeByIndex(firstRowIndex, sheetLastRow, descriptionColumnIndex, amountColumnIndex))
	
	cellsRange = GetListCellsRange()
	cellsData = cellsRange.getDataArray()
	
	Dim rowIsRepeated(UBound(markedRows))
	
	For i = 0 To UBound(rowIsRepeated)
		rowIsRepeated(i) = False
	Next i
	
	For row = 0 To UBound(cellsData)-1
		If (Not markedRows(row)) Then
			pieceCells1 = cellsData(row)
			
			For otherRow = row+1 To UBound(cellsData)
				pieceCells2 = cellsData(otherRow)
				
				If (PiecesArraysAreEqual(pieceCells1, pieceCells2)) Then
					markedRows(otherRow) = True
					rowIsRepeated(row) = True
					rowIsRepeated(otherRow) = True
				EndIf	
			Next otherRow
			
		EndIf
	Next row
	
	row = firstRowIndex
	For i = 0 To Ubound(markedRows)
		If (rowIsRepeated(i)) Then
			SetRepeatedRowStyle(row)
			TryMarkRepeatedRows = True
		ElseIf (Not markedRows(i)) Then
			SetRightRowStyle(row)
		End If
		row = row + 1
	Next i
	
End Function


Function SetColumnAmountToZero()
	cellsRange = GetRangeByIndex(firstRowIndex, lastRowIndex, amountColumnIndex, amountColumnIndex)
	
	amountColumnArray() = cellsRange.getDataArray()
	For i = 0 To UBound(amountColumnArray())
		amountColumnArray(i)(0) = 0
	Next i
	
	cellsRange.setDataArray(amountColumnArray())
End Function

Function TotalAmountOfPiecesIsZero() As Boolean

	cellsRange = GetRangeByIndex(firstRowIndex, lastRowIndex, amountColumnIndex, amountColumnIndex)
	
	amountColumnArray() = cellsRange.getDataArray()
	For i = 0 To UBound(amountColumnArray())
		If (amountColumnArray(i)(0) &lt;&gt; 0) Then
			TotalAmountOfPiecesIsZero = False
			Exit Function
		EndIf
	Next i
	TotalAmountOfPiecesIsZero = True
	
End Function

Function TotalAmountOfUnrepeatedPiecesIsZero() As Boolean

	cellsRange = GetRangeByIndex(firstRowIndex, lastRowIndex, amountColumnIndex, amountColumnIndex)
	
	amountColumnArray() = cellsRange.getDataArray()
	For i = 0 To UBound(amountColumnArray())
		If (Not markedRows(i)) Then
			If (amountColumnArray(i)(0) &lt;&gt; 0) Then
				TotalAmountOfUnrepeatedPiecesIsZero = False
				Exit Function
			EndIf
		EndIf
	Next i
	TotalAmountOfUnrepeatedPiecesIsZero = True
	
End Function

Function ConvertPieceToListStringLine(pieceData As Object) As String
	lineText = ""

	lineText = lineText &amp; pieceData(1)
	lineText = lineText &amp; " "
	
	lineText = lineText &amp; Replace(pieceData(0), " ", "_")
	lineText = lineText &amp; " "
	
	lineText = lineText &amp; pieceData(2)
	lineText = lineText &amp; " "
	
	lineText = lineText &amp; pieceData(3)
	lineText = lineText &amp; " "
	
	If (Replace(pieceData(4), " ", "") &lt;&gt; "") Then
		lineText = lineText &amp; pieceData(4)
	EndIf
	lineText = lineText &amp; " "
	
	lineText = lineText &amp; pieceData(5)
	lineText = lineText &amp; GetEndLine()
	
	ConvertPieceToListStringLine = lineText
End Function

Function GetListTextWithRepetition() As String

	cellsRange = GetRangeByIndex(firstRowIndex, lastRowIndex, descriptionColumnIndex, amountColumnIndex)
	listArray() = cellsRange.getDataArray()
	
	lisText = ""
	For i = 0 To UBound(listArray)
		pieceData = listArray(i)
		listText = listText &amp; ConvertPieceToListStringLine(pieceData)
	Next i
	
	GetListTextWithRepetition = listText
	
End Function

Function GetListTextWithoutRepetition()

	cellsRange = GetRangeByIndex(firstRowIndex, lastRowIndex, descriptionColumnIndex, amountColumnIndex)
	listArray() = cellsRange.getDataArray()
	
	lisText = ""
	For i = 0 To UBound(listArray)
		pieceData = listArray(i)
		If (Not markedRows(i)) Then
			listText = listText &amp; ConvertPieceToListStringLine(pieceData)
		EndIf
	Next i
	
	GetListTextWithoutRepetition = listText
	
End Function


</script:module>
</file>

<file path=Basic/Standard/Messages.xml><?xml version="1.0" encoding="utf-8"?>
<!DOCTYPE module  PUBLIC '-//OpenOffice.org//DTD OfficeDocument 1.0//EN'  'module.dtd'>
<script:module xmlns:script="http://openoffice.org/2000/script" script:name="Messages" script:language="StarBasic" script:moduleType="normal">REM  *****  BASIC  *****


Function MakeMsgCellTypeWrongValue() As String
	msgText = ""
	msgText = msgText &amp; "Célula deve conter um dos seguintes valores: 'Círculo', 'Quadrado', 'Retângulo' ou 'Triângulo'"
	MakeMsgCellTypeWrongValue = msgText
End Function

Function MakeMsgMarkedRowsWithErrors() As String
	msgText = ""
	
	msgText = msgText &amp; "Linhas marcadas em vermelho apresentam erros."
	msgText = msgText &amp; GetEndLine()
	
	msgText = msgText &amp; "Certifique-se que as seguintes condições são cumpridas:"
	msgText = msgText &amp; GetEndLine()
	
	msgText = msgText &amp; "1. Campo Descrição não está vazio."
	msgText = msgText &amp; GetEndLine()
	
	msgText = msgText &amp; "2. Campo Tipo está preenchido com um dos valores: 'Círculo', 'Quadrado', 'Retângulo' ou 'Triângulo'."
	msgText = msgText &amp; GetEndLine()
	
	msgText = msgText &amp; "3. Campos Altura e Largura números sem vírgula."
	msgText = msgText &amp; GetEndLine()
	
	msgText = msgText &amp; "4. Campo Comprimento é inteiro para se o campo Tipo for Retângulo e vazio caso contrário."
	msgText = msgText &amp; GetEndLine()
	
	msgText = msgText &amp; "5. Campo Quantidade é um número inteiro maior ou igual a 0."
	
	MakeMsgMarkedRowsWithErrors = msgText
End Function

Function MakeMsgMarkedRowsRepeated() As String
	msgText = ""
	msgText = msgText &amp; "Linhas marcadas em amarelo são peças com informações repetidas"
	MakeMsgMarkedRowsRepeated = msgText
End Function


Function MakeMsgMarkedKilnDataWithErrors() As String
	msgText = ""
	
	msgText = msgText &amp; "Campos do Forno marcado em vermelho apresentam erros."
	msgText = msgText &amp; GetEndLine()
	
	msgText = msgText &amp; "Certifique-se que as seguintes condições são cumpridas:"
	msgText = msgText &amp; GetEndLine()
	
	msgText = msgText &amp; "1. Campo Altura, Largura e Comprimento números sem vírgula."
	msgText = msgText &amp; GetEndLine()
	
	msgText = msgText &amp; "2. Campo Tipo Altura dos Suportes esteja vazio ou contenha apenas números sem vírgula separados por espaço."
	
	MakeMsgMarkedKilnDataWithErrors = msgText
End Function

Function MakeMsgTotalAmountOfPiecesIsZero() As String
	msgText = ""
	msgText = msgText &amp; "Todas as Peças têm quantidade 0."
	MakeMsgTotalAmountOfPiecesIsZero = msgText
End Function

Function MakeMsgTotalAmountOfUnrepeatedPiecesIsZero() As String
	msgText = ""
	msgText = msgText &amp; "Todas as Peças que não são repetidas têm quantidade 0."
	MakeMsgTotalAmountOfUnrepeatedPiecesIsZero = msgText
End Function


Function MakeMsgOperationCancel() As String
	msgText = ""
	msgText = msgText &amp; "Operação Cancelada"
	MakeMsgOperationCancel = msgText
End Function 

Function MakeMsgListIsEmpty() As String
	msgText = ""
	msgText = msgText &amp; "Lista vazia. Não é possível realizar operação."
	MakeMsgListIsEmpty = msgText
End Function


Function MakeMsgQuestionContinueWithRowsRepeated() As String
	msgText = ""
	msgText = msgText &amp; "Linhas marcadas em amarelo são peças com informações repetidas"
	msgText = msgText &amp; GetEndLine()
	msgText = msgText &amp; "Deseja continuar a execução?"
	MakeMsgQuestionContinueWithRowsRepeated = msgText
End Function

Function MakeMsgQuestionUseRowsRepeatedAsDifferent() As String
	msgText = ""
	msgText = "Deseja considerar peças repetidas como peças diferentes?"
	MakeMsgQuestionUseRowsRepeatedAsDifferent = msgText
End Function

Function MakeMsgQuestionContinueWithoutRepeated() As String
	msgText = ""
	msgText = "Deseja continuar? (Caso deseje, serão consideradas apenas a primeria de cada peça repetida)"
	MakeMsgQuestionContinueWithoutRepeated = msgText
End Function

Function MakeMsgQuestionSetAllZero() As String
	msgText = ""
	msgText = "Tem certeza que deseja zerar a quantidade de todas as peças?"
	MakeMsgQuestionSetAllZero = msgText
End Function



Function ShowMsgCellTypeWrongValue()
	msgText = MakeMsgCellTypeWrongValue()
	MsgBox(msgText, MB_OK, "Erro")
End Function

Function ShowMsgMarkedRowsWithErrors()
	msgText = MakeMsgMarkedRowsWithErrors()
	MsgBox(msgText, MB_OK, "Erro")
End Function

Function ShowMsgMarkedRowsRepeated()
	msgText = MakeMsgMarkedRowsRepeated()
	MsgBox(msgText, MB_OK, "Aviso")
End Function

Function ShowMsgMarkedKilnDataWithErrors()
	msgText = MakeMsgMarkedKilnDataWithErrors()
	MsgBox(msgText, MB_OK, "Erro")
End Function

Function ShowMsgTotalAmountOfPiecesIsZero()
	msgText = MakeMsgTotalAmountOfPiecesIsZero()
	MsgBox(msgText, MB_OK, "Erro")
End Function

Function ShowMsgTotalAmountOfUnrepeatedPiecesIsZero()
	msgText = MakeMsgTotalAmountOfUnrepeatedPiecesIsZero()
	MsgBox(msgText, MB_OK, "Erro")
End Function

Function ShowMsgCancel()
	msgText = MakeMsgOperationCancel()
	MsgBox(msgText, MB_OK, "")
End Function

Function ShowMsgListIsEmpty()
	msgText = MakeMsgListIsEmpty()
	MsgBox(msgText, MB_OK, "Lista Vazia")
End Function

Function ContinueSetAllZero()
	msgText = MakeMsgQuestionSetAllZero()
	answer = MsgBox(msgText, MB_YESNO, "Continuar?")
	ContinueSetAllZero = (answer = IDYES)
End Function

Function ContinueWithoutRepeated() As Boolean
	msgText = MakeMsgQuestionContinueWithoutRepeated()
	answer = MsgBox(msgText, MB_YESNO, "Continuar?")
	ContinueWithoutRepeated = (answer = IDYES)
End Function

Function ContinueWithRowsRepeated() As Boolean
	msgText = MakeMsgQuestionContinueWithRowsRepeated()
	answer = MsgBox(msgText, MB_YESNO, "Continuar?")
	ContinueWithRowsRepeated = (answer = IDYES)
End Function

Function UseRowsRepeatedAsDifferent() As Boolean
	msgText = MakeMsgQuestionUseRowsRepeatedAsDifferent()
	answer = MsgBox(msgText, MB_YESNO, "Considerar Repetições?")
	UseRowsRepeatedAsDifferent = (answer = IDYES)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REM  *****  BASIC  *****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Name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 Then
		isWindows = True
	EndIf
	OSIsWindows = isWindows
End Function


'Change a path to an URL for the directory or file
Function AddURLPrefixOnPath(strPath As String) As String
	prefix = ""
	If (OSIsUnix() And Left(strPath, 7) &lt;&gt; "file://") Then
		prefix = "file://"
	ElseIf (OSIsWindows() And Left(strPath, 7) &lt;&gt; "file://") Then
		prefix = "file://"
	EndIf
	AddURLPrefixOnPath = prefix &amp; strPath
End Function


'Change an URL to a directory or file path
Function RemoveURLPrefixOnPath(strPath As String) As String
	newPath = strPath
	If (OSIsUnix() And Left(strPath, 7) = "file://") Then
		newPath = Mid(strPath, 8, Len(strPath))
	ElseIf (OSIsWindows() And Left(strPath, 7) = "file://") Then
		newPath = Mid(strPath, 8, Len(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Switch "/" for "\" on windows command path
Function ConvertPathsOfCommandToWindowsCmd(command As String) As String

	newCommand = command
	commandParts = Split(newCommand, " ")
	
	For i = 0 To UBound(commandParts)
		commandPart = commandParts(i)
		If commandPart &lt;&gt; "" Then
			If (InStr(commandPart, GetCurrentDirPath()) &gt; 0) Then
				commandPart = Replace(commandPart, "/", "\")
				If (Left(commandPart, 1) = "\") Then
					commandPart = Mid(commandPart, 2, Len(commandPart)-1)
				EndIf
			EndIf
		EndIf
		commandParts(i) = commandPart
	Next i
	
	newCommand = Join(commandParts, " ")
	ConvertPathsOfCommandToWindowsCmd = newCommand

End Function


'Open GUI for selecting a directory
Function SelectFolder(strTitle As String, strInitPath As String) As String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Open dialog for user to choose a file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there is no extension shows all
	If (IsMissing(filyExtension)) Then
		filterNames(0) = "*"
	Else
		filterNames(0) = "*." &amp; filyExtension
	EndIf
	
	'initialize dialog and file access
	GlobalScope.BasicLibraries.LoadLibrary("Tools")
	file_dialog = CreateUnoService("com.sun.star.ui.dialogs.FilePicker")
	ucb = createUnoService("com.sun.star.ucb.SimpleFileAccess")
	'Add extension filter to dialog
	AddFiltersToDialog(FilterNames(), file_dialog)
	
	'If directory does not path exists, cancel
	If ExistsFile(urlInitialDir) Then
		file_dialog.SetDisplayDirectory(urlInitialDir)
	Else
		MsgBox("Nenhum aquivo salvo.")
		GetFileToReadPathFromUser = ""
		Exit Function
	End If
	'Set dialog title
	file_dialog.setTitle(strTitle)
	
	'Execute dialog
	status = file_dialog.Execute()

	'If successful, read fil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Returns solver name (according to SO)
Function SolverName() As String
	
	If (OSIsUnix()) Then
		SolverName = solverExecutableName
	ElseIf (OSIsWindows()) Then
		SolverName = solverExecutableName &amp; ".exe"
	EndIf
	
End Function

'Construct solver directory path
Function SolverDirPath() As String

	Dim arrayPaths(1) As String
	arrayPaths(0) = GetCurrentDirPath()
	arrayPaths(1) = "solver"
	dirPath = JoinPath(arrayPaths)
	SolverDirPath = dirPath

End Function


'Construct solver path
Function SolverPath() As String
	SolverPath = SolverDirPath() &amp; SolverName()
End Function 

'Give execution and writing permission to the solver
Function AllowSolverExecutionAndWriting()
	command = ""
	command = command &amp; "chmod"
	command = command &amp; " "
	command = command &amp; "+wx"
	command = command &amp; " "
	command = command &amp; SolverPath()
End Function
</script:module>
</file>

<file path=Basic/Standard/PiecesManager.xml><?xml version="1.0" encoding="utf-8"?>
<!DOCTYPE module  PUBLIC '-//OpenOffice.org//DTD OfficeDocument 1.0//EN'  'module.dtd'>
<script:module xmlns:script="http://openoffice.org/2000/script" script:name="PiecesManager" script:language="StarBasic" script:moduleType="normal">REM  *****  BASIC  *****

Function LabelEqualToType(labelType As String, figureType As String) As Boolean
	labelType = Replace(labelType, " ", "")
	If (labelType = figureType) Then
		LabelEqualToType = True
		Exit Function
	End If
	LabelEqualToType = False
End Function

Function IsSquareLabel(labelType As String) As Boolean
	labelTypeUCase = UCase(labelType)
	typeSquareUCase = UCase(typeSquareLabelCap)
	IsSquareLabel = LabelEqualToType(labelTypeUCase, typeSquareUCase)
End Function

Function IsCircleLabel(labelType As String) As Boolean
	labelTypeUCase = UCase(labelType)
	typeCircleAccUCase = UCase(typeCircleLabelAcc)
	typeCircleNoAccUCase = UCase(typeCircleLabelNoAcc)
	
	isCircleAcc = LabelEqualToType(labelTypeUCase, typeCircleAccUCase)
	isCircleNoAcc = LabelEqualToType(labelTypeUCase, typeCircleNoAccUCase)
	
	IsCircleLabel = ((isCircleAcc) Or (isCircleNoAcc))
End Function

Function IsTriangleLabel(labelType As String) As Boolean
	labelTypeUCase = UCase(labelType)
	typeTriangleAccUCase = UCase(typeTriangleLabelAcc)
	typeTriangleNoAccUCase = UCase(typeTriangleLabelNoAcc)
	
	isTriangleAcc = LabelEqualToType(labelTypeUCase, typeTriangleAccUCase)
	isTriangleNoAcc = LabelEqualToType(labelTypeUCase, typeTriangleNoAccUCase)
	
	IsTriangleLabel = ((isTriangleAcc) Or (isTriangleNoAcc))
End Function

Function IsRectangleLabel(labelType As String) As Boolean
	labelTypeUCase = UCase(labelType)
	typeRectangleAccUCase = UCase(typeRectangleLabelAcc)
	typeRectangleNoAccUCase = UCase(typeRectangleLabelNoAcc)
	
	isRectangleAcc = LabelEqualToType(labelTypeUCase, typeRectangleAccUCase)
	isRectangleNoAcc = LabelEqualToType(labelTypeUCase, typeRectangleNoAccUCase)
	
	IsRectangleLabel = ((isRectangleAcc) Or (isRectangleNoAcc))
End Function


Function GetTypeNameCode(typeName As String) As String
	isCircle = IsCircleLabel(typeName)
	If (isCircle) Then
		GetTypeNameCode = typeCircleLabelAcc
		Exit Function
	EndIf
	
	isSquare = IsSquareLabel(typeName)
	If (isSquare) Then
		GetTypeNameCode = typeSquareLabelCap
		Exit Function
	EndIf
	
	isTriangle = IsTriangleLabel(typeName)
	If (isTriangle) Then
		GetTypeNameCode = typeTriangleLabelAcc
		Exit Function
	EndIf

	isRectangle = IsRectangleLabel(typeName)
	If (isRectangle) Then
		GetTypeNameCode = typeRectangleLabelAcc
		Exit Function
	EndIf
End Function


Function LabelsAreEqual(labelType1 As String, labelType2 As String) As Boolean
	If (IsSquareLabel(labelType1) And IsSquareLabel(labelType2)) Then
		LabelsAreEqual = True
		Exit Function
	EndIf
	If (IsCircleLabel(labelType1) And IsCircleLabel(labelType2)) Then
		LabelsAreEqual = True
		Exit Function
	EndIf
	If (IsRectangleLabel(labelType1) And IsRectangleLabel(labelType2)) Then
		LabelsAreEqual = True
		Exit Function
	EndIf
	If (IsTriangleLabel(labelType1) And IsTriangleLabel(labelType2)) Then
		LabelsAreEqual = True
		Exit Function
	EndIf
	LabelsAreEqual = False
End Function


Function GetPieceCellsFromRow(row As Integer) As Object

	Dim rowData(5) As Object
	rowData(0) = GetCellObjByIndex(row, descriptionColumnIndex)
	rowData(1) = GetCellObjByIndex(row, pieceTypeColumnIndex)
	rowData(2) = GetCellObjByIndex(row, heightColumnIndex)
	rowData(3) = GetCellObjByIndex(row, widthColumnIndex)
	rowData(4) = GetCellObjByIndex(row, lengthColumnIndex)
	rowData(5) = GetCellObjByIndex(row, amountColumnIndex)

	GetPieceCellsFromRow = rowData

End Function


Function PieceRowIsEmpty(row As Integer) As Boolean
	pieceCells = GetPieceCellsFromRow(row)
	
	For i = 0 To UBound(pieceCells)
		If (Replace(pieceCells(i).GetString(), " ", "") &lt;&gt; "") Then
			PieceRowIsEmpty = False
			Exit Function
		End If
	Next i
	
	PieceRowIsEmpty = True
End Function


Function PiecesRowsAreEqual(row1 As Integer, row2 As Integer) As Boolean
	pieceCells1 = GetPieceCellsFromRow(row1)
	pieceCells2 = GetPieceCellsFromRow(row2)

	pieceCells1 = pieceCells1.getDataArray()
	pieceCells2 = pieceCells2.getDataArray()

	PiecesRowsAreEqual = PiecesArraysAreEqual(pieceCells1, pieceCells2)


End Function

Function PiecesArraysAreEqual(pieceCells1 As Object, pieceCells2 As Object) As Boolean

	For i = 0 To UBound(pieceCells1)-1
		If (UCase(pieceCells1(i)) &lt;&gt; UCase(pieceCells2(i))) Then
			PiecesArraysAreEqual = False
			Exit Function
		EndIf
	Next i
	PiecesArraysAreEqual = True

End Function


Function GetPieceRowRange(row As Integer) As Object
	GetPieceRowRange = GetRangeByIndex(row, row, descriptionColumnIndex, amountColumnIndex)
End Function

Function SetWrongRowStyle(row As Integer)
	pieceRange = GetPieceRowRange(row)
	SetWrongCellRangeStyle(pieceRange)
End Function

Function SetRightRowStyle(row As Integer)
	pieceRange = GetPieceRowRange(row)
	SetRightCellRangeStyle(pieceRange)
End Function

Function SetRepeatedRowStyle(row As Integer)
	pieceRange = GetPieceRowRange(row)
	SetRepeatedCellRangeStyle(pieceRange)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CreateExecutionCommand(itemsFilePath As String, kilnFilePath As String, solutionTex As String) As String

	'Create the command
	command = ""
	command = command &amp; SolverPath()
	command = command &amp; " "
	command = command &amp; itemsFilePath
	command = command &amp; " "
	command = command &amp; kilnFilePath
	command = command &amp; " "
	command = command &amp; solutionTex
	command = command &amp; " "
	
	''''For debugging'''''
	'Write the output of the solver (every cout)
'	command = command &amp; "&gt;"	
'	command = command &amp; " "
'	command = command &amp; solutionBasePath &amp; ".info"

	CreateExecutionCommand = command

End Function

Function SaveSolution(tempFileSolution As String)

	solutionFileName = "FORNADA_" &amp; Replace(Replace(Now(), " ", "_"),"/", "-")
	splittedName = Split(solutionFileName, ":")
	solutionFileName = splittedName(0) &amp; "h" &amp; splittedName(1) &amp; "m" &amp; splittedName(2) &amp; "s" &amp; ".pdf"

	solutionFilePath = GetSavedSolutionsPath() &amp; solutionFileName

	command = ""
	command = command &amp; OsCopyCommand()
	command = command &amp; " "
	command = command &amp; tempFileSolution
	command = command &amp; " "
	command = command &amp; solutionFilePath
	
	ExecCommand(command)

End Function 


Function SolveProblem(txtPiecesList As String, txtKilnData As String)
	'Initialize progress bar
	msgText = "Se a aplicação disser que está travada é "
	msgText = msgText &amp; " devido a dificuldade de solução. Aguarde..."
	progressBar = ThisComponent.getCurrentController().getFrame().createStatusIndicator()
	progressBar.start(msgText, 100)

	'Arbitrarily update progressbar
	progressBar.setValue(20)

	'Create input files for solver 
	'''items
	itemFileName = "temp_pecas.txt"
	itemsFilePath = SolverDirPath() &amp; itemFileName
	WriteTextFile(itemsFilePath, txtPiecesList)
	'''kiln
	kilnFileName = "temp_forno.txt"
	kilnFilePath = SolverDirPath() &amp; kilnFileName
	WriteTextFile(kilnFilePath, txtKilnData)
	
	'Create solution file path
	solutionBaseName = "temp_sol"
	solutionBasePath = SolverDirPath() &amp; solutionBaseName
	solutionTex = solutionBasePath &amp; ".tex"
	command = CreateExecutionCommand(itemsFilePath, kilnFilePath, solutionTex)
	
	'Arbitrarily update progressbar
	progressBar.setValue(25)
	
	HideSheets()
	
	'Execute the solver
	ExecCommand(command)
	'Arbitrarily update progressbar
	progressBar.setValue(100)
	
	ShowSheets()
	
	'Open pdf
	solutionPDF = solutionBasePath &amp; ".pdf"
	OpenPDFExternal(solutionPDF)
	
	'Reset progressbar
	progressBar.setValue(0)
	progressBar.setText("")
	progressBar.reset()
	progressBar.end()
	progressBar.start("", 0)
	progressBar.end()
	
	'Ask if the user wants to save solution pdf
	answer = MsgBox("Deseja salvar a solução gerada?", MB_YESNO, "Salvar solução")
	If (answer = IDYES) Then
		SaveSolution(solutionPDF)
	EndIf
	'Delete temporary files
	DeleteFile(itemsFilePath)
	DeleteFile(kilnFilePath)
	DeleteFile(solutionPDF)

End Function
</script:module>
</file>

<file path=Basic/Standard/Verifications.xml><?xml version="1.0" encoding="utf-8"?>
<!DOCTYPE module  PUBLIC '-//OpenOffice.org//DTD OfficeDocument 1.0//EN'  'module.dtd'>
<script:module xmlns:script="http://openoffice.org/2000/script" script:name="Verifications" script:language="StarBasic" script:moduleType="normal">REM  *****  BASIC  *****

'Verify if a strubg is an integer number
Function IsIntegerNumber(originalNumber As String)
	number = originalNumber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Remove all numeric digits and verify if there is no other digit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IsValidType(labelType As String) As Boolean
	isCircle = IsCircleLabel(labelType)
	isSquare = IsSquareLabel(labelType)
	isTriangle = IsTriangleLabel(labelType)
	isRectangle = IsRectangleLabel(labelType)
	IsValidType = ((isCircle) Or (isSquare) Or (isTriangle) Or (isRectangle))

End Function


Function IsValidDescription(description As String) As Boolean
	If (Replace(description, " ", "") = "") Then
		IsValidDescription = False
		Exit Function
	End If
	IsValidDescription = True
End Function


Function IsValidHeight(heightStr As String) As Boolean
	If (Replace(heightStr, " ", "") = "") Then
		IsValidHeight = False
		Exit Function
	End If

	If (IsIntegerNumber(heightStr) And (CInt(heightStr) &gt; 0)) Then
		IsValidHeight = True
		Exit Function
	End If
	IsValidHeight = False
	
End Function


Function IsValidWidth(widthStr As String) As Boolean
	If (Replace(widthStr, " ", "") = "") Then
		IsValidWidth = False
		Exit Function
	End If
	If (IsIntegerNumber(widthStr) And (CInt(widthStr) &gt; 0)) Then
		IsValidWidth = True
		Exit Function
	End If
	IsValidWidth = False
End Function


Function IsValidLength(lengthStr As String, Optional labelType As String) As Boolean

	If (IsMissing(labelType)) Then
		labelType = typeRectangleLabelNoAcc
	End If

	If (Not IsRectangleLabel(labelType)) Then
		If (Replace(lengthStr, " ", "") &lt;&gt; "") Then
			IsValidLength = False
		Else
			IsValidLength = True
		EndIf
		Exit Function
	End If
	
	If (Replace(lengthStr, " ", "") = "") Then
		IsValidLength = False
		Exit Function
	End If

	If (IsIntegerNumber(lengthStr) And (CInt(lengthStr) &gt; 0)) Then
		IsValidLength = True
		Exit Function
	End If
	IsValidLength = False

End Function

Function IsValidAmount(amountStr As String) As Boolean
	If (Replace(amountStr, " ", "") = "") Then
		IsValidAmount = False
		Exit Function
	End If
	IsValidAmount = IsIntegerNumber(amountStr)
End Function

Function IsValidRow(row As Integer) As Boolean

	pieceData = GetPieceCellsFromRow(row)
	
	validDescription = IsValidDescription(pieceData(0).GetString())
	validType = IsValidType(pieceData(1).GetString())
	validHeight = IsValidHeight(pieceData(2).GetString())
	validWidth = IsValidWidth(pieceData(3).GetString())
	validLength = IsValidLength(pieceData(4).GetString(), pieceData(1).GetString())
	validAmount = IsValidAmount(pieceData(5).GetString())
	
	IsValidRow = (validType) And (validDescription) And (validHeight) And (validWidth) And (validLength) And (validAmount)

End Function

Function CorrectPieceTypeCell(cell As Object) As Boolean
	cellText = cell.GetString()
	If (IsValidType(cellText)) Then
		cell.SetString(GetTypeNameCode(cellText))
		Exit Function
	Else
		cell.SetString("")
		Exit Function
	End If
End Function

Function CorrectPieceAmountCell(cell As Object) As Boolean
	cellText = cell.GetString()
	If (IsValidAmount(cellText)) Then
		Exit Function
	Else
		cell.SetString("0")
		Exit Function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istManager"/>
  <library:element library:name="Globals"/>
  <library:element library:name="CellsManager"/>
  <library:element library:name="PiecesManager"/>
  <library:element library:name="ButtonsManager"/>
  <library:element library:name="FileManager"/>
  <library:element library:name="PathManager"/>
  <library:element library:name="ExecuteAction"/>
  <library:element library:name="Messages"/>
  <library:element library:name="KilnManager"/>
  <library:element library:name="SolverManager"/>
  <library:element library:name="Verification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